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fo:min-height="2.095cm"/>
    </style:style>
    <style:style style:name="pr6" style:family="presentation" style:parent-style-name="Default-outline1">
      <style:graphic-properties fo:min-height="12.102cm"/>
    </style:style>
    <style:style style:name="pr7" style:family="presentation" style:parent-style-name="Default-notes">
      <style:graphic-properties draw:fill-color="#ffffff" fo:min-height="11.381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5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-color="#ffffff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font-name="Liberation Mono" fo:language="en" fo:country="US" fo:font-weight="bold" style:language-asian="en" style:country-asian="US" style:font-weight-asian="bold" style:language-complex="en" style:country-complex="US" style:font-weight-complex="bold"/>
    </style:style>
    <style:style style:name="T5" style:family="text">
      <style:text-properties style:font-name="Liberation Sans1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Peer Code Review Done Wrong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user-transformed="true">
          <draw:text-box>
            <text:p>An Example of What <text:span text:style-name="T2">Not</text:span><text:span text:style-name="T3"> to Do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Code Review Request</text:span></text:p>
              </text:list-header>
            </text:list>
          </draw:text-box>
        </draw:frame>
        <draw:frame presentation:style-name="pr4" draw:text-style-name="P2" draw:layer="layout" svg:width="22.005cm" svg:height="13.892cm" svg:x="1.873cm" svg:y="3.888cm" presentation:class="outline" presentation:user-transformed="true">
          <draw:text-box>
            <text:p text:style-name="P4"><text:span text:style-name="T1">You check your email and see the following message:</text:span></text:p>
            <text:p text:style-name="P4"><text:span text:style-name="T1"/></text:p>
            <text:p text:style-name="P4"><text:span text:style-name="T1">From: <text:s/>Fatalai Jon &lt;fatalaijon@gmail.com&gt;</text:span></text:p>
            <text:p text:style-name="P4"><text:span text:style-name="T1">Subject: Code review of auction</text:span></text:p>
            <text:p text:style-name="P4"><text:span text:style-name="T1">Would you please review this code and join us </text:span><text:span text:style-name="T1"><text:line-break/></text:span><text:span text:style-name="T1">for a peer code review on Friday at 2:00 PM?</text:span></text:p>
            <text:p text:style-name="P4"><text:span text:style-name="T4">https://github.com/jbrucker/auction</text:span><text:span text:style-name="T5"> </text:span><text:span text:style-name="T1"><text:s/>[master]</text:span></text:p>
            <text:p text:style-name="P4"><text:span text:style-name="T1">thanks, <text:s/></text:span></text:p>
            <text:p text:style-name="P4"><text:span text:style-name="T1">Fatalai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list text:style-name="L3">
              <text:list-header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67cm" svg:height="10.252cm" svg:x="2.549cm" svg:y="2.051cm" draw:page-number="2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What's Wrong with this Email?</text:p>
          </draw:text-box>
        </draw:frame>
        <draw:frame presentation:style-name="pr6" draw:layer="layout" svg:width="21.956cm" svg:height="12.352cm" svg:x="1.874cm" svg:y="3.889cm" presentation:class="outline">
          <draw:text-box>
            <text:list text:style-name="L2">
              <text:list-item>
                <text:p>1. Does not specify specific code to review.</text:p>
              </text:list-item>
              <text:list-item>
                <text:p text:style-name="P6">2. No goal or purpose for the review.</text:p>
              </text:list-item>
              <text:list-item>
                <text:p text:style-name="P6">3. No meeting location. No length of meeting.</text:p>
              </text:list-item>
              <text:list-item>
                <text:p text:style-name="P6">4. Does not mention other reviewers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51cm" svg:height="9.476cm" svg:x="3.174cm" svg:y="1.905cm" draw:page-number="3" presentation:class="page"/>
          <draw:frame presentation:style-name="pr7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Clarification</text:p>
          </draw:text-box>
        </draw:frame>
        <draw:frame presentation:style-name="pr4" draw:text-style-name="P2" draw:layer="layout" svg:width="22.005cm" svg:height="13.892cm" svg:x="1.617cm" svg:y="4.064cm" presentation:class="outline" presentation:user-transformed="true">
          <draw:text-box>
            <text:p text:style-name="P4"><text:span text:style-name="T1">From: <text:s/>Fatalai Jon &lt;fatalaijon@gmail.com&gt;</text:span></text:p>
            <text:p text:style-name="P4"><text:span text:style-name="T1">Subject: Code review follow-up</text:span></text:p>
            <text:p text:style-name="P4"><text:span text:style-name="T1">The review time is Friday 2:00-3:15 pm, meet on Google </text:span><text:span text:style-name="T1">Meet (invitation link in team calendar).</text:span></text:p>
            <text:p text:style-name="P4"><text:span text:style-name="T1">The review will focus on auction.py and the purpose is </text:span><text:span text:style-name="T1"><text:line-break/></text:span><text:span text:style-name="T1">a) find defects, b) discover code improvements, c) ideas </text:span><text:span text:style-name="T1">for other ways to implement this, d) is auction API </text:span><text:span text:style-name="T1">sufficient and complete for needs of our project?</text:span></text:p>
            <text:p text:style-name="P4"><text:span text:style-name="T1">thanks, <text:s/></text:span></text:p>
            <text:p text:style-name="P4"><text:span text:style-name="T1">Fatalai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list text:style-name="L3">
              <text:list-header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Problems?</text:p>
          </draw:text-box>
        </draw:frame>
        <draw:frame presentation:style-name="pr6" draw:layer="layout" svg:width="21.956cm" svg:height="14.399cm" svg:x="1.874cm" svg:y="3.889cm" presentation:class="outline" presentation:user-transformed="true">
          <draw:text-box>
            <text:list text:style-name="L2">
              <text:list-item>
                <text:p>Preparation:</text:p>
              </text:list-item>
            </text:list>
            <text:list text:style-name="L5">
              <text:list-item>
                <text:p>does the code have passing unit tests with good coverage?</text:p>
              </text:list-item>
              <text:list-item>
                <text:p>did he run style check (flake8) and static analysis (pylint, mypy)?</text:p>
                <text:p/>
              </text:list-item>
            </text:list>
            <text:list text:style-name="L2">
              <text:list-item>
                <text:p>Code Problems:</text:p>
              </text:list-item>
              <text:list-item>
                <text:p>1. class name is not Title Case (Auction)</text:p>
              </text:list-item>
              <text:list-item>
                <text:p>2. some method names are not lowercase</text:p>
              </text:list-item>
              <text:list-item>
                <text:p>3. long if - else if - else if ...</text:p>
              </text:list-item>
              <text:list-item>
                <text:p>4. variable: mini - not descriptive name </text:p>
              </text:list-item>
              <text:list-item>
                <text:p>5. Terrible docstring in class,</text:p>
              </text:list-item>
              <text:list-item>
                <text:p>6. No docstring in methods</text:p>
              </text:list-item>
              <text:list-item>
                <text:p>7. No type hints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5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Not Ready for Code Review</text:p>
          </draw:text-box>
        </draw:frame>
        <draw:frame presentation:style-name="pr6" draw:layer="layout" svg:width="21.956cm" svg:height="12.352cm" svg:x="1.874cm" svg:y="3.889cm" presentation:class="outline">
          <draw:text-box>
            <text:list text:style-name="L2">
              <text:list-item>
                <text:p>Reply to: Fatalai Jon</text:p>
              </text:list-item>
              <text:list-item>
                <text:p/>
              </text:list-item>
              <text:list-item>
                <text:p>This code is not ready for review, in my opinion.</text:p>
              </text:list-item>
              <text:list-item>
                <text:p/>
              </text:list-item>
              <text:list-item>
                <text:p>Did you run pylint or flake8 on this code?</text:p>
              </text:list-item>
              <text:list-item>
                <text:p>Did you run mypy?</text:p>
              </text:list-item>
              <text:list-item>
                <text:p>Do you have adequate unit tests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The next day...</text:p>
          </draw:text-box>
        </draw:frame>
        <draw:frame presentation:style-name="pr6" draw:layer="layout" svg:width="21.956cm" svg:height="14.145cm" svg:x="1.874cm" svg:y="3.889cm" presentation:class="outline" presentation:user-transformed="true">
          <draw:text-box>
            <text:list text:style-name="L2">
              <text:list-item>
                <text:p>From: Fatalai Jon</text:p>
              </text:list-item>
              <text:list-item>
                <text:p/>
              </text:list-item>
              <text:list-item>
                <text:p>Dear Reviewer,</text:p>
              </text:list-item>
              <text:list-item>
                <text:p/>
              </text:list-item>
              <text:list-item>
                <text:p>Sorry about that. <text:s/>I cleaned up the code as you suggest, please look at</text:p>
              </text:list-item>
              <text:list-item>
                <text:p><text:span text:style-name="T4">https://github.com/jbrucker/auction</text:span><text:span text:style-name="T5"> <text:s text:c="2"/></text:span><text:span text:style-name="T1"><text:s/>[dev1]</text:span></text:p>
              </text:list-item>
              <text:list-item>
                <text:p><text:span text:style-name="T1"/></text:p>
              </text:list-item>
              <text:list-item>
                <text:p><text:span text:style-name="T1">Can you help with peer review?</text:span></text:p>
              </text:list-item>
              <text:list-item>
                <text:p><text:span text:style-name="T1"/></text:p>
              </text:list-item>
              <text:list-item>
                <text:p><text:span text:style-name="T1">Thanks, </text:span></text:p>
              </text:list-item>
              <text:list-item>
                <text:p><text:span text:style-name="T1">Fatalai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7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Your Reply...</text:p>
          </draw:text-box>
        </draw:frame>
        <draw:frame presentation:style-name="pr6" draw:layer="layout" svg:width="21.956cm" svg:height="12.352cm" svg:x="1.874cm" svg:y="3.889cm" presentation:class="outline">
          <draw:text-box>
            <text:list text:style-name="L2">
              <text:list-item>
                <text:p>Reply to: Fatalai Jon</text:p>
              </text:list-item>
              <text:list-item>
                <text:p/>
              </text:list-item>
              <text:list-item>
                <text:p>Where are the unit tests?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8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Peer Review Guidelines</text:p>
          </draw:text-box>
        </draw:frame>
        <draw:frame presentation:style-name="pr6" draw:layer="layout" svg:width="21.956cm" svg:height="12.352cm" svg:x="1.874cm" svg:y="3.889cm" presentation:class="outline">
          <draw:text-box>
            <text:list text:style-name="L2">
              <text:list-item>
                <text:p>Automate as much as possible.</text:p>
              </text:list-item>
              <text:list-item>
                <text:p><text:s text:c="2"/>- run the unit tests on a CI server</text:p>
              </text:list-item>
              <text:list-item>
                <text:p><text:s text:c="2"/>- run code coverage</text:p>
              </text:list-item>
              <text:list-item>
                <text:p><text:s text:c="2"/>- style checker: <text:s/>pylint or flake8</text:p>
              </text:list-item>
              <text:list-item>
                <text:p><text:s text:c="2"/>- mypy for static type checking</text:p>
              </text:list-item>
              <text:list-item>
                <text:p/>
              </text:list-item>
              <text:list-item>
                <text:p>Review code yourself before asking others to review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9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im</dc:title>
    <meta:creation-date>2019-12-02T11:13:42.932207215</meta:creation-date>
    <meta:editing-cycles>3</meta:editing-cycles>
    <meta:editing-duration>PT39M15S</meta:editing-duration>
    <meta:generator>LibreOffice/6.0.7.3$Linux_X86_64 LibreOffice_project/00m0$Build-3</meta:generator>
    <dc:date>2021-11-15T08:02:34.967562042</dc:date>
    <meta:document-statistic meta:object-count="140"/>
  </office:meta>
</office:document-meta>
</file>